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rsid="0031c2e3" officeooo:paragraph-rsid="0031c2e3"/>
    </style:style>
    <style:style style:name="P8" style:family="paragraph" style:parent-style-name="Text_20_body">
      <style:text-properties fo:language="ru" fo:country="RU" officeooo:rsid="003ce37f" officeooo:paragraph-rsid="003ce37f"/>
    </style:style>
    <style:style style:name="P9" style:family="paragraph" style:parent-style-name="Text_20_body">
      <style:paragraph-properties fo:text-align="justify" style:justify-single-word="false"/>
      <style:text-properties officeooo:paragraph-rsid="00305b19"/>
    </style:style>
    <style:style style:name="P10" style:family="paragraph" style:parent-style-name="Text_20_body">
      <style:paragraph-properties fo:text-align="justify" style:justify-single-word="false"/>
      <style:text-properties officeooo:paragraph-rsid="0039bd1d"/>
    </style:style>
    <style:style style:name="P11" style:family="paragraph" style:parent-style-name="Text_20_body">
      <style:text-properties fo:language="en" fo:country="US" officeooo:rsid="003ac907" officeooo:paragraph-rsid="003cb1fb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15" style:family="paragraph" style:parent-style-name="Text_20_body" style:list-style-name="L1">
      <style:text-properties officeooo:rsid="00268a70" officeooo:paragraph-rsid="00268a70"/>
    </style:style>
    <style:style style:name="P16" style:family="paragraph" style:parent-style-name="Text_20_body" style:list-style-name="L1">
      <style:text-properties officeooo:rsid="0028e864" officeooo:paragraph-rsid="0028e864"/>
    </style:style>
    <style:style style:name="P17" style:family="paragraph" style:parent-style-name="Text_20_body" style:list-style-name="L1">
      <style:text-properties fo:language="ru" fo:country="RU" officeooo:rsid="00292e45" officeooo:paragraph-rsid="00292e45"/>
    </style:style>
    <style:style style:name="P18" style:family="paragraph" style:parent-style-name="Text_20_body">
      <style:text-properties fo:language="ru" fo:country="RU" officeooo:rsid="003ac907" officeooo:paragraph-rsid="003cb1fb"/>
    </style:style>
    <style:style style:name="P19" style:family="paragraph" style:parent-style-name="Text_20_body" style:list-style-name="L3">
      <style:text-properties fo:language="ru" fo:country="RU" officeooo:rsid="003e3a5f" officeooo:paragraph-rsid="003e3a5f"/>
    </style:style>
    <style:style style:name="P20" style:family="paragraph" style:parent-style-name="Text_20_body" style:list-style-name="L3">
      <style:text-properties fo:language="ru" fo:country="RU" officeooo:rsid="004108df" officeooo:paragraph-rsid="004108df"/>
    </style:style>
    <style:style style:name="P21" style:family="paragraph" style:parent-style-name="Text_20_body">
      <style:text-properties fo:language="ru" fo:country="RU" officeooo:rsid="004108df" officeooo:paragraph-rsid="004108df"/>
    </style:style>
    <style:style style:name="P22" style:family="paragraph" style:parent-style-name="Text_20_body">
      <style:text-properties fo:language="ru" fo:country="RU" officeooo:rsid="00495069" officeooo:paragraph-rsid="00495069"/>
    </style:style>
    <style:style style:name="P23" style:family="paragraph" style:parent-style-name="Text_20_body" style:list-style-name="L10">
      <style:text-properties fo:language="ru" fo:country="RU" officeooo:rsid="004b97b7" officeooo:paragraph-rsid="004b97b7"/>
    </style:style>
    <style:style style:name="P24" style:family="paragraph" style:parent-style-name="Text_20_body" style:list-style-name="L2">
      <style:text-properties fo:language="en" fo:country="US" officeooo:rsid="003a1cc6" officeooo:paragraph-rsid="003a1cc6"/>
    </style:style>
    <style:style style:name="P25" style:family="paragraph" style:parent-style-name="Text_20_body" style:list-style-name="L2">
      <style:text-properties fo:language="en" fo:country="US" officeooo:rsid="003ac907" officeooo:paragraph-rsid="003ac907"/>
    </style:style>
    <style:style style:name="P26" style:family="paragraph" style:parent-style-name="Text_20_body" style:list-style-name="L10">
      <style:text-properties fo:language="en" fo:country="US" officeooo:rsid="004b97b7" officeooo:paragraph-rsid="004b97b7"/>
    </style:style>
    <style:style style:name="P27" style:family="paragraph" style:parent-style-name="Text_20_body" style:list-style-name="L10">
      <style:text-properties fo:language="en" fo:country="US" officeooo:rsid="004ba869" officeooo:paragraph-rsid="004ba869"/>
    </style:style>
    <style:style style:name="P28" style:family="paragraph" style:parent-style-name="Text_20_body" style:list-style-name="L10">
      <style:text-properties fo:language="en" fo:country="US" officeooo:rsid="004ba869" officeooo:paragraph-rsid="004be4a2"/>
    </style:style>
    <style:style style:name="P29" style:family="paragraph" style:parent-style-name="Text_20_body">
      <style:text-properties fo:language="en" fo:country="US" officeooo:rsid="004ba869" officeooo:paragraph-rsid="004be4a2"/>
    </style:style>
    <style:style style:name="P30" style:family="paragraph" style:parent-style-name="Text_20_body" style:list-style-name="L4">
      <style:paragraph-properties fo:text-align="justify" style:justify-single-word="false"/>
    </style:style>
    <style:style style:name="P31" style:family="paragraph" style:parent-style-name="Text_20_body" style:list-style-name="L4">
      <style:paragraph-properties fo:text-align="justify" style:justify-single-word="false"/>
      <style:text-properties officeooo:rsid="002ac5c9" officeooo:paragraph-rsid="002ac5c9"/>
    </style:style>
    <style:style style:name="P32" style:family="paragraph" style:parent-style-name="Text_20_body" style:list-style-name="L4">
      <style:paragraph-properties fo:text-align="justify" style:justify-single-word="false"/>
      <style:text-properties officeooo:rsid="002ae449" officeooo:paragraph-rsid="002ae449"/>
    </style:style>
    <style:style style:name="P33" style:family="paragraph" style:parent-style-name="Text_20_body" style:list-style-name="L4">
      <style:paragraph-properties fo:text-align="justify" style:justify-single-word="false"/>
      <style:text-properties officeooo:rsid="0031c2e3" officeooo:paragraph-rsid="0031c2e3"/>
    </style:style>
    <style:style style:name="P34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paragraph-rsid="0039bd1d"/>
    </style:style>
    <style:style style:name="P36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1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23cb8b"/>
    </style:style>
    <style:style style:name="T3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39bd1d"/>
    </style:style>
    <style:style style:name="T4" style:family="text">
      <style:text-properties fo:font-variant="normal" fo:text-transform="none" fo:color="#000000" style:font-name="Times New Roman1" fo:letter-spacing="normal" fo:language="ru" fo:country="RU" fo:font-style="normal" fo:font-weight="normal" officeooo:rsid="005284ed"/>
    </style:style>
    <style:style style:name="T5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23cb8b"/>
    </style:style>
    <style:style style:name="T6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39bd1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fe14c"/>
    </style:style>
    <style:style style:name="T9" style:family="text">
      <style:text-properties fo:language="en" fo:country="US" officeooo:rsid="002151c8"/>
    </style:style>
    <style:style style:name="T10" style:family="text">
      <style:text-properties fo:language="en" fo:country="US" officeooo:rsid="00223362"/>
    </style:style>
    <style:style style:name="T11" style:family="text">
      <style:text-properties fo:language="en" fo:country="US" officeooo:rsid="00297a44"/>
    </style:style>
    <style:style style:name="T12" style:family="text">
      <style:text-properties fo:language="en" fo:country="US" officeooo:rsid="002985ab"/>
    </style:style>
    <style:style style:name="T13" style:family="text">
      <style:text-properties fo:language="en" fo:country="US" officeooo:rsid="002ac5c9"/>
    </style:style>
    <style:style style:name="T14" style:family="text">
      <style:text-properties fo:language="en" fo:country="US" officeooo:rsid="00359f3d"/>
    </style:style>
    <style:style style:name="T15" style:family="text">
      <style:text-properties fo:language="en" fo:country="US" officeooo:rsid="0039bd1d"/>
    </style:style>
    <style:style style:name="T16" style:family="text">
      <style:text-properties fo:language="en" fo:country="US" officeooo:rsid="003a1cc6"/>
    </style:style>
    <style:style style:name="T17" style:family="text">
      <style:text-properties fo:language="en" fo:country="US" officeooo:rsid="003ce37f"/>
    </style:style>
    <style:style style:name="T18" style:family="text">
      <style:text-properties fo:language="en" fo:country="US" officeooo:rsid="0045b353"/>
    </style:style>
    <style:style style:name="T19" style:family="text">
      <style:text-properties fo:language="en" fo:country="US" officeooo:rsid="00481032"/>
    </style:style>
    <style:style style:name="T20" style:family="text">
      <style:text-properties fo:language="en" fo:country="US" officeooo:rsid="004a1533"/>
    </style:style>
    <style:style style:name="T21" style:family="text">
      <style:text-properties officeooo:rsid="001fe14c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70c8f"/>
    </style:style>
    <style:style style:name="T24" style:family="text">
      <style:text-properties fo:language="ru" fo:country="RU" officeooo:rsid="002ac5c9"/>
    </style:style>
    <style:style style:name="T25" style:family="text">
      <style:text-properties fo:language="ru" fo:country="RU" officeooo:rsid="0033868a"/>
    </style:style>
    <style:style style:name="T26" style:family="text">
      <style:text-properties fo:language="ru" fo:country="RU" officeooo:rsid="00359f3d"/>
    </style:style>
    <style:style style:name="T27" style:family="text">
      <style:text-properties fo:language="ru" fo:country="RU" officeooo:rsid="0039bd1d"/>
    </style:style>
    <style:style style:name="T28" style:family="text">
      <style:text-properties fo:language="ru" fo:country="RU" officeooo:rsid="003a1cc6"/>
    </style:style>
    <style:style style:name="T29" style:family="text">
      <style:text-properties fo:language="ru" fo:country="RU" officeooo:rsid="003ac907"/>
    </style:style>
    <style:style style:name="T30" style:family="text">
      <style:text-properties fo:language="ru" fo:country="RU" officeooo:rsid="003cb1fb"/>
    </style:style>
    <style:style style:name="T31" style:family="text">
      <style:text-properties fo:language="ru" fo:country="RU" officeooo:rsid="003ce37f"/>
    </style:style>
    <style:style style:name="T32" style:family="text">
      <style:text-properties fo:language="ru" fo:country="RU" officeooo:rsid="004cf6f9"/>
    </style:style>
    <style:style style:name="T33" style:family="text">
      <style:text-properties fo:language="ru" fo:country="RU" officeooo:rsid="004dddf9"/>
    </style:style>
    <style:style style:name="T34" style:family="text">
      <style:text-properties fo:language="ru" fo:country="RU" officeooo:rsid="004fd570"/>
    </style:style>
    <style:style style:name="T35" style:family="text">
      <style:text-properties fo:language="ru" fo:country="RU" officeooo:rsid="00509cdf"/>
    </style:style>
    <style:style style:name="T36" style:family="text">
      <style:text-properties officeooo:rsid="00268a70"/>
    </style:style>
    <style:style style:name="T37" style:family="text">
      <style:text-properties officeooo:rsid="002abcc4"/>
    </style:style>
    <style:style style:name="T38" style:family="text">
      <style:text-properties officeooo:rsid="003a1cc6"/>
    </style:style>
    <style:style style:name="T39" style:family="text">
      <style:text-properties officeooo:rsid="003ac907"/>
    </style:style>
    <style:style style:name="T40" style:family="text">
      <style:text-properties officeooo:rsid="003cb1fb"/>
    </style:style>
    <style:style style:name="T41" style:family="text">
      <style:text-properties officeooo:rsid="003ce37f"/>
    </style:style>
    <style:style style:name="T42" style:family="text">
      <style:text-properties officeooo:rsid="003e3a5f"/>
    </style:style>
    <style:style style:name="T43" style:family="text">
      <style:text-properties officeooo:rsid="0044b9f3"/>
    </style:style>
    <style:style style:name="T44" style:family="text">
      <style:text-properties officeooo:rsid="0047a2ca"/>
    </style:style>
    <style:style style:name="T45" style:family="text">
      <style:text-properties officeooo:rsid="004a1533"/>
    </style:style>
    <style:style style:name="T46" style:family="text">
      <style:text-properties officeooo:rsid="004b97b7"/>
    </style:style>
    <style:style style:name="T47" style:family="text">
      <style:text-properties officeooo:rsid="004dddf9"/>
    </style:style>
    <style:style style:name="T48" style:family="text">
      <style:text-properties officeooo:rsid="004fd57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олков И. Р.</text:p>
      <text:p text:style-name="P3"/>
      <text:p text:style-name="P3"/>
      <text:p text:style-name="P3"/>
      <text:p text:style-name="P3"/>
      <text:p text:style-name="P3"/>
      <text:p text:style-name="P3"/>
      <text:p text:style-name="P4">Отчет по курсовой работе</text:p>
      <text:p text:style-name="P4">«<text:span text:style-name="T8">External </text:span><text:span text:style-name="T9">M</text:span><text:span text:style-name="T8">emory: к</text:span><text:span text:style-name="T21">уча</text:span>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5">201<text:span text:style-name="T10">5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4">1. Введение<text:tab/>3</text:p>
          <text:p text:style-name="P36">1.1. Постановка задачи<text:tab/>3</text:p>
          <text:p text:style-name="P36">1.2. Пояснение сложности задачи<text:tab/>3</text:p>
          <text:p text:style-name="P34">2. Реализация<text:tab/>4</text:p>
          <text:p text:style-name="P36">2.1. ExternalStorage<text:tab/>4</text:p>
          <text:p text:style-name="P36">2.2. ExternalHeap<text:tab/>4</text:p>
          <text:p text:style-name="P36">2.3. Тесты<text:tab/>5</text:p>
          <text:p text:style-name="P34">3. Результаты<text:tab/>6</text:p>
          <text:p text:style-name="P34">4. Источники<text:tab/>7</text:p>
        </text:index-body>
      </text:table-of-content>
      <text:p text:style-name="P6"/>
      <text:h text:style-name="P14" text:outline-level="1">1. Введение</text:h>
      <text:h text:style-name="Heading_20_2" text:outline-level="2">1.1. Постановка задачи</text:h>
      <text:p text:style-name="P9"><text:span text:style-name="T1"><text:tab/></text:span><text:span text:style-name="T2">Реализовать структуру данных куча, хранящуюся в </text:span><text:span text:style-name="T5">external memory </text:span><text:span text:style-name="T2">и работающую эффективно (то есть с минимальным числом операций чтения и записи в </text:span><text:span text:style-name="T5">external memory).</text:span></text:p>
      <text:h text:style-name="P35" text:outline-level="2">1.<text:span text:style-name="T15">2. </text:span><text:span text:style-name="T27">Пояснение сложности задачи</text:span></text:h>
      <text:p text:style-name="P10"><text:span text:style-name="T1"><text:tab/></text:span><text:span text:style-name="T3">В </text:span><text:span text:style-name="T6">external memory </text:span><text:span text:style-name="T3">можно читать и писать только блоками фиксированного размера, поэтому обычная куча работала бы на </text:span><text:span text:style-name="T6">external memory </text:span><text:span text:style-name="T3">крайне неэффективно: </text:span><text:span text:style-name="T4">вместо каждого обращения к одному элементу читался/записывался бы сразу целый блок.</text:span></text:p>
      <text:h text:style-name="P13" text:outline-level="1">2. Реализация</text:h>
      <text:p text:style-name="Text_20_body"><text:tab/><text:span text:style-name="T26">Для реализации поставленной задачи был выбран язык программирования </text:span><text:span text:style-name="T14">C++.</text:span></text:p>
      <text:p text:style-name="Text_20_body"><text:tab/><text:span text:style-name="T36">Задача была разбита на 3 части:</text:span></text:p>
      <text:list xml:id="list4909881669883077041" text:style-name="L1">
        <text:list-item>
          <text:p text:style-name="P15">Разработка класса <text:span text:style-name="T7">ExternalStorage, </text:span><text:span text:style-name="T22">который занимается взаимодействием с </text:span><text:span text:style-name="T7">external memory </text:span><text:span text:style-name="T22">по модели </text:span><text:span text:style-name="T7">external memory model (</text:span><text:span text:style-name="T22">чтение и запись возможны только </text:span><text:span text:style-name="T23">фиксированными </text:span><text:span text:style-name="T22">блоками).</text:span></text:p>
        </text:list-item>
        <text:list-item>
          <text:p text:style-name="P16"><text:span text:style-name="T22">Разработка класса </text:span><text:span text:style-name="T7">ExternalHeap, </text:span><text:span text:style-name="T22">использующий для взаимодействия с данными </text:span><text:span text:style-name="T7">ExternalStorage.</text:span></text:p>
        </text:list-item>
        <text:list-item>
          <text:p text:style-name="P17">Разработка тестов для класса <text:span text:style-name="T7">ExternalHeap.</text:span></text:p>
        </text:list-item>
      </text:list>
      <text:h text:style-name="Heading_20_2" text:outline-level="2">2.1. <text:span text:style-name="T11">ExternalStorage</text:span></text:h>
      <text:p text:style-name="Text_20_body"><text:tab/><text:span text:style-name="T38">Класс </text:span><text:span text:style-name="T16">ExternalStorage </text:span><text:span text:style-name="T28">конструируется </text:span><text:span text:style-name="T29">от</text:span><text:span text:style-name="T28"> двух параметров: имени файла и размера блока. Затем можно использовать следующие методы:</text:span></text:p>
      <text:list xml:id="list6164018696615493350" text:style-name="L2">
        <text:list-item>
          <text:p text:style-name="P24">readBlock(<text:span text:style-name="T22">номер блока) — читает блок из файла и возвращает, как </text:span>vector&lt;T&gt;, <text:span text:style-name="T29">где </text:span><text:span text:style-name="T39">T – </text:span><text:span text:style-name="T29">это тип данных в блоке (</text:span><text:span text:style-name="T39">T </text:span><text:span text:style-name="T29">является параметром шаблона для </text:span><text:span text:style-name="T39">ExternalStorage);</text:span></text:p>
        </text:list-item>
        <text:list-item>
          <text:p text:style-name="P25">writeBlock(<text:span text:style-name="T22">номер блока, </text:span>vector&lt;T&gt;) – <text:span text:style-name="T22">записывает блок в файл.</text:span></text:p>
        </text:list-item>
      </text:list>
      <text:p text:style-name="P18"><text:tab/></text:p>
      <text:p text:style-name="P11"><text:span text:style-name="T30"><text:tab/>Кроме того, класс </text:span><text:span text:style-name="T40">ExternalStorage </text:span><text:span text:style-name="T30">умеет считать количество чтений и записей блоков.</text:span></text:p>
      <text:h text:style-name="Heading_20_2" text:outline-level="2">2.2. <text:span text:style-name="T12">ExternalHeap</text:span></text:h>
      <text:p text:style-name="Text_20_body"><text:tab/><text:span text:style-name="T41">Класс </text:span><text:span text:style-name="T17">ExternalHeap </text:span><text:span text:style-name="T31">является реализацией кучи на </text:span><text:span text:style-name="T17">external memory.</text:span></text:p>
      <text:p text:style-name="P8"><text:tab/><text:span text:style-name="T42">Поддерживаются следующие свойства кучи:</text:span></text:p>
      <text:list xml:id="list6055729572378086213" text:style-name="L3">
        <text:list-item>
          <text:p text:style-name="P19">Каждая вершина — блок упорядоченных по убыванию элементов кучи.</text:p>
        </text:list-item>
        <text:list-item>
          <text:p text:style-name="P19">Каждый элемент в блоке-родителе больше <text:span text:style-name="T43">(нестрого)</text:span> каждого элемента в блоке-сыне <text:span text:style-name="T43">(можно сформулировать иначе: минимальный элемент в блоке-родителе больше или равен максимальному элементу в блоке-сыне)</text:span>.</text:p>
        </text:list-item>
        <text:list-item>
          <text:p text:style-name="P20">Только последняя вершина кучи может быть недозаполнена.</text:p>
        </text:list-item>
      </text:list>
      <text:p text:style-name="P21"/>
      <text:p text:style-name="P21"><text:tab/><text:span text:style-name="T44">Вот как может выглядеть куча, если размер блока 4 элемента, а тип данных — </text:span><text:span text:style-name="T18">int</text:span><text:span text:style-name="T19">:</text:span></text:p>
      <text:p text:style-name="P21"/>
      <text:p text:style-name="P21"/>
      <text:p text:style-name="P22"><text:tab/><text:tab/><text:tab/><text:tab/><text:tab/>ДОБАВИТЬ РИСУНОК!!!</text:p>
      <text:p text:style-name="P22"/>
      <text:p text:style-name="P22"><text:tab/><text:span text:style-name="T45">Список операций, которые поддерживает </text:span><text:span text:style-name="T20">ExternalHeap:</text:span></text:p>
      <text:list xml:id="list438151299652455269" text:style-name="L10">
        <text:list-item>
          <text:p text:style-name="P23"><text:span text:style-name="T20">i</text:span><text:span text:style-name="T7">nsert(T) – </text:span>добавление элемента;</text:p>
        </text:list-item>
        <text:list-item>
          <text:p text:style-name="P26">insert(vector&lt;T&gt;) – <text:span text:style-name="T22">добавление блока элементов;</text:span></text:p>
        </text:list-item>
        <text:list-item>
          <text:p text:style-name="P27">size() <text:span text:style-name="T46">–</text:span> <text:span text:style-name="T22">возвращает количество элементов в куче;</text:span></text:p>
        </text:list-item>
        <text:list-item>
          <text:p text:style-name="P28">getMax() <text:span text:style-name="T46">–</text:span> <text:span text:style-name="T22">возвращает максимальный элемент кучи;</text:span></text:p>
        </text:list-item>
        <text:list-item>
          <text:p text:style-name="P28">getMaxBlock() <text:span text:style-name="T46">–</text:span> <text:span text:style-name="T22">возвращает блок максимальных элементов;</text:span></text:p>
        </text:list-item>
        <text:list-item>
          <text:p text:style-name="P28">extractMax() <text:span text:style-name="T46">–</text:span> <text:span text:style-name="T22">извлекает максимальный элемент из кучи;</text:span></text:p>
        </text:list-item>
        <text:list-item>
          <text:p text:style-name="P28">extractMaxBlock() <text:span text:style-name="T46">–</text:span> <text:span text:style-name="T22">извлекает блок максимальных элементов из кучи.</text:span></text:p>
        </text:list-item>
      </text:list>
      <text:p text:style-name="P29"/>
      <text:p text:style-name="P29"><text:span text:style-name="T22"><text:tab/></text:span><text:span text:style-name="T32">Стоить отметить, что операции работающие с элементами по одному имеют такое же алгоритмическое время работы </text:span><text:span text:style-name="T33">(измеряемое в количестве чтений/записей в </text:span><text:span text:style-name="T47">external memory</text:span><text:span text:style-name="T33">)</text:span><text:span text:style-name="T32">, как операции, работающие с блоками элементов. </text:span><text:span text:style-name="T34">Поэтому всегда, когда есть возможность, </text:span><text:span text:style-name="T35">предпочтительнее</text:span><text:span text:style-name="T34"> работать с блоками (например, для </text:span><text:span text:style-name="T48">heapsort).</text:span></text:p>
      <text:h text:style-name="Heading_20_2" text:outline-level="2"><text:soft-page-break/>2.3. <text:span text:style-name="T37">Тесты</text:span></text:h>
      <text:p text:style-name="Text_20_body"><text:tab/></text:p>
      <text:h text:style-name="P13" text:outline-level="1">3. Результаты</text:h>
      <text:p text:style-name="Text_20_body"><text:tab/></text:p>
      <text:h text:style-name="P13" text:outline-level="1">4. Источники</text:h>
      <text:list xml:id="list2309581123871233210" text:style-name="L4">
        <text:list-item>
          <text:p text:style-name="P30">Исходный код <text:span text:style-name="T13">ExternalStorage, ExternalHeap </text:span><text:span text:style-name="T24">и тестов</text:span></text:p>
          <text:p text:style-name="P31"><text:a xlink:type="simple" xlink:href="https://github.com/Tsar/external_heap" text:style-name="Internet_20_link" text:visited-style-name="Visited_20_Internet_20_Link"><text:span text:style-name="T22">https://github.com/Tsar/external_heap</text:span></text:a></text:p>
        </text:list-item>
        <text:list-item>
          <text:p text:style-name="P32">Описание кучи в <text:span text:style-name="T7">external memory</text:span></text:p>
          <text:p text:style-name="P32"><text:a xlink:type="simple" xlink:href="http://www.diku.dk/forskning/performance-engineering/Jesper/heaplab/heapsurvey_html/node23.html" text:style-name="Internet_20_link" text:visited-style-name="Visited_20_Internet_20_Link"><text:span text:style-name="T7">http://www.diku.dk/forskning/performance-engineering/Jesper/heaplab/heapsurvey_html/node23.html</text:span></text:a></text:p>
        </text:list-item>
        <text:list-item>
          <text:p text:style-name="P33">Библиотека для создания <text:span text:style-name="T7">unit-</text:span><text:span text:style-name="T22">тестов </text:span><text:span text:style-name="T25">(</text:span><text:span text:style-name="T7">C++</text:span><text:span text:style-name="T25">)</text:span></text:p>
          <text:p text:style-name="P33"><text:a xlink:type="simple" xlink:href="https://code.google.com/p/googletest/" text:style-name="Internet_20_link" text:visited-style-name="Visited_20_Internet_20_Link">https://code.google.com/p/googletest/</text:a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fo:language="ru" fo:country="RU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/>
      <style:text-properties fo:font-size="115%" fo:language="ru" fo:country="RU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006cm" style:type="right" style:leader-style="dotted" style:leader-text="."/>
        </style:tab-stops>
      </style:paragraph-properties>
      <style:text-properties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language="ru" fo:country="RU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85%" fo:language="ru" fo:country="RU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language="ru" fo:country="RU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6cm" style:type="right" style:leader-style="dotted" style:leader-text="."/>
        </style:tab-stops>
      </style:paragraph-properties>
      <style:text-properties fo:language="ru" fo:country="RU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7cm" style:type="right" style:leader-style="dotted" style:leader-text="."/>
        </style:tab-stops>
      </style:paragraph-properties>
      <style:text-properties fo:language="ru" fo:country="RU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Times New Roman1" fo:font-family="'Times New Roman'" fo:font-size="10pt" style:font-name-asian="Times New Roman1" style:font-family-asian="'Times New Roman'" style:font-size-asian="10pt" style:font-name-complex="Times New Roman1" style:font-family-complex="'Times New Roman'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2T18:59:11</meta:creation-date>
    <dc:date>2015-01-24T15:13:13.199000000</dc:date>
    <meta:editing-duration>PT11H53M42S</meta:editing-duration>
    <meta:editing-cycles>404</meta:editing-cycles>
    <meta:generator>LibreOffice/4.3.5.2$Windows_x86 LibreOffice_project/3a87456aaa6a95c63eea1c1b3201acedf0751bd5</meta:generator>
    <meta:document-statistic meta:table-count="0" meta:image-count="0" meta:object-count="0" meta:page-count="7" meta:paragraph-count="65" meta:word-count="429" meta:character-count="3406" meta:non-whitespace-character-count="3026"/>
  </office:meta>
</office:document-meta>
</file>